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Heading">
      <style:paragraph-properties fo:break-before="page"/>
    </style:style>
    <style:style style:name="P5" style:family="paragraph" style:parent-style-name="Heading_20_1">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THE DEATH OF THE GRAND DUCHY</text:p>
      <text:p text:style-name="P2"/>
      <text:p text:style-name="P2">GAME DESIGN DOCUMENT</text:p>
      <text:p text:style-name="P3"/>
      <text:h text:style-name="P5" text:outline-level="1">Abstract.</text:h>
      <text:p text:style-name="P1">The Death of the Grand Duchy (DGOD) places the player in the role of a ship scavenger. </text:p>
      <text:p text:style-name="P1">The player comes across a derelict ship registered as the Grand Duchy. There is no record of the ship, but it is in excellent condition. </text:p>
      <text:p text:style-name="P1">The player begins dismantling the ship and starts to find out what happened to it along the way.</text:p>
      <text:p text:style-name="P4">Plot</text:p>
      <text:h text:style-name="Heading_20_1" text:outline-level="1">Branch: Ship's history</text:h>
      <text:p text:style-name="Text_20_body">The player is a "cherry picker" – one of a class of treasure hunters who comb through the wreckage of old ships to obtain useful parts and designs.</text:p>
      <text:p text:style-name="Text_20_body"/>
      <text:p text:style-name="Text_20_body">In the future, 3D printing methods have superceded traditional manufacturing – rather than start with a block of marble and chip away until a statue is formed ("subtractive" manufacturing, humanity's traditional model for millenia), one starts with a block of raw material, melts it, and sets it in desired finished form ("additive" manufacturing, the new model presented by 3D printing methods). This method is more efficient, can be more precise, and is highly dependent on computers.</text:p>
      <text:p text:style-name="Text_20_body"/>
      <text:p text:style-name="Text_20_body">The Grand Duchy was one of the first of the new fashion of luxury ships that molded themselves to the passengers' desires throughout the course of a cruise. Participants boarded a ship of blank white cubes and raw, spare design; they would play psych-evaluation games and have conversations syntactically monitored by computers, both of which resulted in their private rooms and collective spaces being remodeled from the spare designs to customized ones by 3D printers while the passengers were relaxing, swimming, on spacewalks, etc. </text:p>
      <text:p text:style-name="Text_20_body"/>
      <text:p text:style-name="Text_20_body">The end result was a highly attractive one for cruisegoers. Every time a passenger came back to their room, the layout, decoration, or furniture would be somehow different, subtly or markedly, and the difference would be one that proved stimulating and interesting to the passenger 95% of the time. The same applied to common areas, which would redesign and rebuild themselves nightly while passengers slept.</text:p>
      <text:p text:style-name="Text_20_body"/>
      <text:p text:style-name="Text_20_body">The Grand Duchy was a gold mine – people would come for the thrill of the nuSpace remodeling technology, stay for the social interactions aboard the ship, and leave with an opportunity to buy their own blueprint of their customized room and send it to their 3D printers at home.</text:p>
      <text:p text:style-name="Text_20_body"/>
      <text:p text:style-name="Text_20_body">On the Grand Duchy's fifth voyage, during a war of interspatial import, a software error took down its debris detection and avoidance systems. The ship was hit by a foreign body about the size of a baseball, which caused the nuSpace system to enter a feedback loop on one passenger's cabin – a passenger who was claustrophobic and craved open spaces.</text:p>
      <text:p text:style-name="Text_20_body"/>
      <text:p text:style-name="Text_20_body">The malfunctioning ship stripped itself for parts in attempting to meet the passenger's desire; it eventually caused a structural overload in the main life support center, collapsing part of its own structure and tearing open a hole the size of a football field. All of the oxygen aboard the ship rushed out and passengers went with it. </text:p>
      <text:p text:style-name="Text_20_body"/>
      <text:p text:style-name="Text_20_body">Since a war was on, no resources were spared to look for the Grand Duchy, and eventually it was assumed to have been a casualty of the fighting.</text:p>
      <text:p text:style-name="Text_20_body"/>
      <text:h text:style-name="Heading_20_1" text:outline-level="1"><text:soft-page-break/>Branch: Player's history</text:h>
      <text:p text:style-name="Text_20_body">The player was raised with her sister by their single mother. Both children were very bright; their mother worked hard for them for as long as they can remember. </text:p>
      <text:p text:style-name="Text_20_body"/>
      <text:p text:style-name="Text_20_body">When the player was 15 and her younger sister 13, their mother died in an industrial accident. With no known relatives, the siblings were bounced around foster care systems for a few years; the player went to flight school at 18 and graduated with top marks at 21. She worked in the military for two years, then as a freelance ore hauler for one. The player's sister was in the foster care system for two more years than the player, then went to flight school at 18 and graduated with similar honors as the player's at 21. </text:p>
      <text:p text:style-name="Text_20_body"/>
      <text:p text:style-name="Text_20_body">Both found themselves very skilled pilots at a time when that skill set was highly desired; as a result, they had their pick of jobs. They worked together hauling ore for two years, then transporting emigrants from Earth for one year. </text:p>
      <text:p text:style-name="Text_20_body"/>
      <text:p text:style-name="Text_20_body">While their economic conditions were sound, their personal life was falling apart. The player's sister had developed a drug problem while coping with their mother's death and was relapsing immediately after graduating flight school. The player felt unsafe working with her, as she would want to pilot their ship while under the influence; the player felt this was an unfair risk to their passengers and shoulder the brunt of the work herself, while still only taking half the pay.</text:p>
      <text:p text:style-name="Text_20_body"/>
      <text:h text:style-name="Heading_20_1" text:outline-level="1">Player chooses the turning point they believe happened from the choices below:</text:h>
      <text:p text:style-name="Text_20_body"/>
      <text:p text:style-name="Text_20_body">(Storyline 1)</text:p>
      <text:p text:style-name="Text_20_body">Eventually, the player reached a breaking point and abandoned her sister aboard a Jovian space station, taking their transport. She has had no contact since and does not know if she is alive or dead.</text:p>
      <text:p text:style-name="Text_20_body">(Storyline 2)</text:p>
      <text:p text:style-name="Text_20_body">The sister abandoned the player one day aboard a Jovian space station, snapping up a higher-paying job, taking their transport, and leaving the player in the lurch. The sister was successful on her mission and became very rich. The player has had no contact since finding this out.</text:p>
      <text:p text:style-name="Text_20_body"/>
      <text:h text:style-name="Heading_20_1" text:outline-level="1">In either case:</text:h>
      <text:p text:style-name="Text_20_body">The player becomes a "cherry picker," which entitles her to a life of solitude, wealth, exploration, and piloting.</text:p>
      <text:p text:style-name="Text_20_body"/>
      <text:h text:style-name="Heading_20_1" text:outline-level="1">Convergence: Gameplay</text:h>
      <text:p text:style-name="Text_20_body"/>
      <text:p text:style-name="Text_20_body"><text:soft-page-break/>Three years later, the player stumbles across the Grand Duchy. Its registry is in the records as being destroyed in the war, and the player begins stripping it for parts, assuming that this is the case. However, while connecting her power source to the ship to provide lights, the player finds a malfunctioning backup of the system and must attempt to restore its functionality and figure out what happened to the ship. (Hook – the player sees the sister's name in the records? Coincidence, in the end, but enough to drive the player to keep loo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7M44S</meta:editing-duration>
    <meta:editing-cycles>182</meta:editing-cycles>
    <meta:generator>OpenOffice.org/3.3$Win32 OpenOffice.org_project/330m20$Build-9567</meta:generator>
    <dc:date>2014-02-24T11:03:35.04</dc:date>
    <meta:document-statistic meta:table-count="0" meta:image-count="0" meta:object-count="0" meta:page-count="6" meta:paragraph-count="30" meta:word-count="990" meta:character-count="5798"/>
    <meta:user-defined meta:name="Info 1"/>
    <meta:user-defined meta:name="Info 2"/>
    <meta:user-defined meta:name="Info 3"/>
    <meta:user-defined meta:name="Info 4"/>
  </office:meta>
</office:document-meta>
</file>